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master-page-name="">
      <style:table-properties style:width="17cm" style:page-number="auto"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9"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0" style:family="paragraph" style:parent-style-name="Text_20_body">
      <style:paragraph-properties fo:margin-top="0cm" fo:margin-bottom="0cm"/>
      <style:text-properties style:font-name="Courier New" fo:font-size="9pt" style:font-size-asian="9pt" style:font-size-complex="9pt"/>
    </style:style>
    <style:style style:name="P151"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3" style:family="paragraph" style:parent-style-name="Quotations">
      <style:paragraph-properties fo:margin-top="0cm" fo:margin-bottom="0cm"/>
      <style:text-properties style:font-name="Courier New" fo:font-size="9pt" style:font-size-asian="9pt" style:font-size-complex="9pt"/>
    </style:style>
    <style:style style:name="P154" style:family="paragraph" style:parent-style-name="Quotations">
      <style:text-properties style:font-name="Courier New" fo:font-size="9pt" style:font-size-asian="9pt" style:font-size-complex="9pt"/>
    </style:style>
    <style:style style:name="P15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7" style:family="paragraph" style:parent-style-name="Text_20_body" style:list-style-name="L14">
      <style:text-properties fo:language="ca" fo:country="ES" style:language-asian="zxx" style:country-asian="none" style:language-complex="zxx" style:country-complex="none"/>
    </style:style>
    <style:style style:name="P158" style:family="paragraph" style:parent-style-name="Text_20_body" style:list-style-name="L21">
      <style:text-properties fo:language="ca" fo:country="ES"/>
    </style:style>
    <style:style style:name="P159" style:family="paragraph" style:parent-style-name="Text_20_body" style:list-style-name="L17"/>
    <style:style style:name="P160" style:family="paragraph" style:parent-style-name="Text_20_body" style:list-style-name="L20"/>
    <style:style style:name="P161" style:family="paragraph" style:parent-style-name="Text_20_body" style:list-style-name="L20">
      <style:paragraph-properties fo:text-align="justify" style:justify-single-word="false"/>
    </style:style>
    <style:style style:name="P162" style:family="paragraph" style:parent-style-name="Text_20_body" style:list-style-name="L23"/>
    <style:style style:name="P163" style:family="paragraph" style:parent-style-name="Text_20_body" style:list-style-name="L24"/>
    <style:style style:name="P164" style:family="paragraph" style:parent-style-name="Text_20_body" style:list-style-name="L25">
      <style:text-properties style:font-name="Courier New"/>
    </style:style>
    <style:style style:name="P165"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66"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7"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8" style:family="paragraph" style:parent-style-name="Standard" style:master-page-name="First_20_Page">
      <style:paragraph-properties fo:text-align="end" style:justify-single-word="false" style:page-number="auto"/>
      <style:text-properties style:font-name="Arial"/>
    </style:style>
    <style:style style:name="P16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70"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71" style:family="paragraph" style:parent-style-name="Standard" style:list-style-name="L4">
      <style:text-properties fo:language="ca" fo:country="ES" style:language-asian="zxx" style:country-asian="none" style:language-complex="zxx" style:country-complex="none"/>
    </style:style>
    <style:style style:name="P172" style:family="paragraph" style:parent-style-name="Standard" style:list-style-name="L16">
      <style:text-properties fo:language="ca" fo:country="ES" style:language-asian="zxx" style:country-asian="none" style:language-complex="zxx" style:country-complex="none"/>
    </style:style>
    <style:style style:name="P17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4" style:family="paragraph" style:parent-style-name="Standard" style:list-style-name="L18">
      <style:text-properties fo:language="ca" fo:country="ES" style:language-asian="zxx" style:country-asian="none" style:language-complex="zxx" style:country-complex="none"/>
    </style:style>
    <style:style style:name="P17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6"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7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78"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9" style:family="paragraph" style:parent-style-name="Standard" style:list-style-name="L11">
      <style:text-properties style:text-line-through-style="solid" fo:language="zxx" fo:country="none" style:language-asian="zxx" style:country-asian="none" style:language-complex="zxx" style:country-complex="none"/>
    </style:style>
    <style:style style:name="P180" style:family="paragraph" style:parent-style-name="Standard" style:list-style-name="L20">
      <style:paragraph-properties fo:text-align="justify" style:justify-single-word="false"/>
    </style:style>
    <style:style style:name="P18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82"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83"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84"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Heading_20_3">
      <style:text-properties fo:language="ca" fo:country="ES"/>
    </style:style>
    <style:style style:name="P187" style:family="paragraph" style:parent-style-name="Heading_20_3">
      <style:text-properties fo:language="ca" fo:country="ES" fo:background-color="transparent" style:language-asian="zxx" style:country-asian="none" style:language-complex="zxx" style:country-complex="none"/>
    </style:style>
    <style:style style:name="P188" style:family="paragraph" style:parent-style-name="Heading_20_3">
      <style:text-properties fo:language="ca" fo:country="ES" style:language-asian="zxx" style:country-asian="none" style:language-complex="zxx" style:country-complex="none"/>
    </style:style>
    <style:style style:name="P189" style:family="paragraph" style:parent-style-name="Heading_20_3">
      <style:text-properties fo:font-weight="bold" style:font-weight-asian="bold" style:font-weight-complex="bold"/>
    </style:style>
    <style:style style:name="P19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1" style:family="paragraph" style:parent-style-name="Contents_20_4">
      <style:paragraph-properties>
        <style:tab-stops>
          <style:tab-stop style:position="15.503cm" style:type="right" style:leader-style="dotted" style:leader-text="."/>
        </style:tab-stops>
      </style:paragraph-properties>
    </style:style>
    <style:style style:name="P192" style:family="paragraph" style:parent-style-name="Contents_20_3">
      <style:paragraph-properties>
        <style:tab-stops>
          <style:tab-stop style:position="16.002cm" style:type="right" style:leader-style="dotted" style:leader-text="."/>
        </style:tab-stops>
      </style:paragraph-properties>
    </style:style>
    <style:style style:name="P193" style:family="paragraph" style:parent-style-name="Heading_20_2">
      <style:text-properties fo:language="ca" fo:country="ES" style:language-asian="zxx" style:country-asian="none" style:language-complex="zxx" style:country-complex="none"/>
    </style:style>
    <style:style style:name="P194" style:family="paragraph" style:parent-style-name="Heading_20_2">
      <style:text-properties fo:font-style="normal" fo:font-weight="bold" style:font-style-asian="normal" style:font-weight-asian="bold" style:font-style-complex="normal" style:font-weight-complex="bold"/>
    </style:style>
    <style:style style:name="P195"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96"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7" style:family="paragraph" style:parent-style-name="Heading_20_2">
      <style:paragraph-properties fo:break-before="page"/>
    </style:style>
    <style:style style:name="P198" style:family="paragraph" style:parent-style-name="Heading_20_4">
      <style:text-properties fo:language="ca" fo:country="ES" style:language-asian="zxx" style:country-asian="none" style:language-complex="zxx" style:country-complex="none"/>
    </style:style>
    <style:style style:name="P199"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0" style:family="paragraph" style:parent-style-name="Table_20_Contents" style:list-style-name="L6">
      <style:text-properties style:text-line-through-style="solid"/>
    </style:style>
    <style:style style:name="P201" style:family="paragraph" style:parent-style-name="Table_20_Contents" style:list-style-name="L7">
      <style:text-properties style:text-line-through-style="solid"/>
    </style:style>
    <style:style style:name="P202" style:family="paragraph" style:parent-style-name="Table_20_Contents" style:list-style-name="L8">
      <style:text-properties style:text-line-through-style="solid"/>
    </style:style>
    <style:style style:name="P203" style:family="paragraph" style:parent-style-name="Table_20_Contents" style:list-style-name="L10">
      <style:text-properties style:text-line-through-style="solid"/>
    </style:style>
    <style:style style:name="P204" style:family="paragraph" style:parent-style-name="Table_20_Contents" style:list-style-name="L15"/>
    <style:style style:name="P20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weight="bold" style:font-weight-asian="bold" style:font-weight-complex="bold"/>
    </style:style>
    <style:style style:name="T22" style:family="text">
      <style:text-properties fo:font-weight="bold" fo:background-color="#ffff99"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style:font-name="Times New Roman" fo:language="ca" fo:country="ES" style:language-asian="zxx" style:country-asian="none" style:language-complex="zxx" style:country-complex="none"/>
    </style:style>
    <style:style style:name="T25" style:family="text">
      <style:text-properties fo:background-color="#ffff00"/>
    </style:style>
    <style:style style:name="T26" style:family="text">
      <style:text-properties style:font-name="Arial1" fo:font-size="11pt" fo:background-color="transparent"/>
    </style:style>
    <style:style style:name="T27" style:family="text">
      <style:text-properties style:font-name="Arial1" fo:font-size="11pt" fo:language="zxx" fo:country="none" fo:background-color="transparent" style:language-asian="zxx" style:country-asian="none" style:language-complex="zxx" style:country-complex="none"/>
    </style:style>
    <style:style style:name="T28" style:family="text">
      <style:text-properties style:font-name="Arial" fo:language="ca" fo:country="ES" style:language-asian="zxx" style:country-asian="none" style:language-complex="zxx" style:country-complex="none"/>
    </style:style>
    <style:style style:name="T29" style:family="text">
      <style:text-properties style:font-name="Arial" style:font-name-asian="Wingdings" style:font-name-complex="Wingdings"/>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background-color="transparent"/>
    </style:style>
    <style:style style:name="T34"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5"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Symbol" fo:font-size="11.5pt" fo:font-weight="bold" style:font-name-asian="Symbol" style:font-size-asian="11.5pt" style:font-weight-asian="bold" style:font-name-complex="Symbol" style:font-size-complex="11.5pt" style:font-weight-complex="bold"/>
    </style:style>
    <style:style style:name="T39" style:family="text">
      <style:text-properties fo:background-color="#ffff99"/>
    </style:style>
    <style:style style:name="T40" style:family="text">
      <style:text-properties style:text-underline-style="solid" style:text-underline-width="auto" style:text-underline-color="font-color"/>
    </style:style>
    <style:style style:name="T41" style:family="text">
      <style:text-properties style:text-line-through-style="solid"/>
    </style:style>
    <style:style style:name="T42" style:family="text">
      <style:text-properties style:text-line-through-style="none" style:font-name="Arial" fo:language="zxx" fo:country="none" style:language-asian="zxx" style:country-asian="none" style:language-complex="zxx" style:country-complex="none"/>
    </style:style>
    <style:style style:name="T43"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9"><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2/03/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06">1.-Introducció<text:tab/>6</text:p>
          <text:p text:style-name="P206">2.-Configurar JBOSS<text:tab/>6</text:p>
          <text:p text:style-name="P185">2.1.-Instal·lació de JBoss<text:tab/>6</text:p>
          <text:p text:style-name="P185">2.2.-Configurar Servidor JBoss<text:tab/>7</text:p>
          <text:p text:style-name="P192">2.2.1.-Directori de PortaFIB<text:tab/>7</text:p>
          <text:p text:style-name="P192">2.2.2.-Port Segur HTTPS<text:tab/>8</text:p>
          <text:p text:style-name="P192">2.2.3.-Publicar Ports a peticions externes<text:tab/>8</text:p>
          <text:p text:style-name="P192">2.2.4.-Requeriments de memòria<text:tab/>8</text:p>
          <text:p text:style-name="P192">2.2.5.-Permetre consultes sobre múltiples Datasources<text:tab/>9</text:p>
          <text:p text:style-name="P192">2.2.6.-Autenticador WSBASIC<text:tab/>9</text:p>
          <text:p text:style-name="P192">2.2.7.-Configurar JBoss com a Servei<text:tab/>9</text:p>
          <text:p text:style-name="P185">2.3.-Fitxers de Configuració<text:tab/>10</text:p>
          <text:p text:style-name="P192">2.3.1.-Fitxer JDBC d'accés a BBDD<text:tab/>10</text:p>
          <text:p text:style-name="P191">2.3.1.1.-Oracle<text:tab/>10</text:p>
          <text:p text:style-name="P191">2.3.1.2.-PostgreSQL<text:tab/>10</text:p>
          <text:p text:style-name="P192">2.3.2.-Fitxer de Propietats<text:tab/>10</text:p>
          <text:p text:style-name="P191">2.3.2.1.-Propietats Generals PortaFIB<text:tab/>11</text:p>
          <text:p text:style-name="P191">2.3.2.2.-Plugins<text:tab/>17</text:p>
          <text:p text:style-name="P192">2.3.3.-Configurar Coes<text:tab/>17</text:p>
          <text:p text:style-name="P192">2.3.4.-Configurar Servidor de Correu<text:tab/>18</text:p>
          <text:p text:style-name="P192">2.3.5.-Autenticació i Autorització per Usuaris Persona<text:tab/>18</text:p>
          <text:p text:style-name="P191">2.3.5.1.-Configurar per Base de Dades<text:tab/>18</text:p>
          <text:p text:style-name="P191">2.3.5.2.-Configurar per LDAP<text:tab/>19</text:p>
          <text:p text:style-name="P192">2.3.6.-Autenticació i Autorització per Usuaris Aplicació<text:tab/>21</text:p>
          <text:p text:style-name="P185">2.4.-Copia de binaris<text:tab/>22</text:p>
          <text:p text:style-name="P185">2.5.-DataSources<text:tab/>22</text:p>
          <text:p text:style-name="P206">3.-Plugins<text:tab/>23</text:p>
          <text:p text:style-name="P185">3.1.-Plugin de Conversió de Documents<text:tab/>23</text:p>
          <text:p text:style-name="P185">3.2.-Plugin de Certificat<text:tab/>23</text:p>
          <text:p text:style-name="P192">3.2.1.-Plugin Fake<text:tab/>23</text:p>
          <text:p text:style-name="P192">3.2.2.-Plugin @firma CXF<text:tab/>24</text:p>
          <text:p text:style-name="P192">3.2.3.-Plugin @firma<text:tab/>24</text:p>
          <text:p text:style-name="P185">3.3.-Plugin de Informació d'Usuari<text:tab/>25</text:p>
          <text:p text:style-name="P192">3.3.1.-Plugin de UserInformation via DataBase<text:tab/>25</text:p>
          <text:p text:style-name="P192">3.3.2.-Plugin de UserInformation via LDAP<text:tab/>26</text:p>
          <text:p text:style-name="P185">3.4.-Plugin de Custòdia Documental<text:tab/>28</text:p>
          <text:p text:style-name="P185">3.5.-Plugins de Firma WEB<text:tab/>28</text:p>
          <text:p text:style-name="P206">4.-Gestió de BBDD<text:tab/>28</text:p>
          <text:p text:style-name="P185">4.1.-Crear usuari i BBDD per PortaFIB<text:tab/>28</text:p>
          <text:p text:style-name="P192">4.1.1.-Connectar-se a la BBDD<text:tab/>29</text:p>
          <text:p text:style-name="P192">4.1.2.-Crearem l'usuari portafib:<text:tab/>29</text:p>
          <text:p text:style-name="P192">4.1.3.-Crear la BBDD<text:tab/>29</text:p>
          <text:p text:style-name="P185">4.2.-Crear esquema de taules i inserir dades<text:tab/>29</text:p>
          <text:p text:style-name="P192">4.2.1.-Connectar-se al servidor de BBDD amb l'usuari portafib:<text:tab/>29</text:p>
          <text:p text:style-name="P192">4.2.2.-Donam permisos al usuari:<text:tab/>29</text:p>
          <text:p text:style-name="P192">4.2.3.-Importam l'estructura de taules i dades dins la BBDD<text:tab/>30</text:p>
          <text:p text:style-name="P192">4.2.4.-Sortir<text:tab/>30</text:p>
          <text:p text:style-name="P185"><text:soft-page-break/>4.3.-Crear usuari i BBDD per la gestió d'usuaris PortaFIB.<text:tab/>30</text:p>
          <text:p text:style-name="P206">5.-Annexes<text:tab/>31</text:p>
          <text:p text:style-name="P185">5.1.-Compilar PortaFIB des de Git de GitHub<text:tab/>31</text:p>
          <text:p text:style-name="P192">5.1.1.-Git Clone<text:tab/>31</text:p>
          <text:p text:style-name="P192">5.1.2.-Llibreries sense repositori a Internet<text:tab/>31</text:p>
          <text:p text:style-name="P192">5.1.3.-Firma del jar l'Applet o Applet firmat per defecte<text:tab/>32</text:p>
          <text:p text:style-name="P191">5.1.3.1.-Utilitzar Applet ja Firmat<text:tab/>32</text:p>
          <text:p text:style-name="P191">5.1.3.2.-Compilar i Firmar l'Applet <text:tab/>32</text:p>
          <text:p text:style-name="P192">5.1.4.-Compilació<text:tab/>32</text:p>
          <text:p text:style-name="P192">5.1.5.-Problemes Compilació<text:tab/>35</text:p>
          <text:p text:style-name="P191">5.1.5.1.-Error Compilant: “Could not generate DH keypair”<text:tab/>35</text:p>
          <text:p text:style-name="P185">5.2.-Connexions HTTPS i ClientCert en JBoss<text:tab/>36</text:p>
          <text:p text:style-name="P192">5.2.1.-Magatzem amb el certificats de client acceptats<text:tab/>36</text:p>
          <text:p text:style-name="P191">5.2.1.1.-Crear KeyStore Buit<text:tab/>36</text:p>
          <text:p text:style-name="P191">5.2.1.2.-Incorporar certificats de confiança<text:tab/>37</text:p>
          <text:p text:style-name="P191">5.2.1.3.-Copiar fitxer de truststore a JBOSS<text:tab/>37</text:p>
          <text:p text:style-name="P192">5.2.2.-Magatzem amb la identitat del servidor per connexions https<text:tab/>37</text:p>
          <text:p text:style-name="P191">5.2.2.1.-Certificat d'Identitat de proves per connexions https<text:tab/>37</text:p>
          <text:p text:style-name="P191">5.2.2.2.-Certificat d'Identitat d'una Autoritat de Confiança per connexions https<text:tab/>38</text:p>
          <text:p text:style-name="P192">5.2.3.-Configurar https en el JBOSS<text:tab/>39</text:p>
          <text:p text:style-name="P191">5.2.3.1.-Configurar Port 8443 (https) del JBOSS<text:tab/>39</text:p>
          <text:p text:style-name="P191">5.2.3.2.-Afegir autenticador sobre Certificats<text:tab/>39</text:p>
          <text:p text:style-name="P192">5.2.4.-Compilar PortaFIB per ClientCert<text:tab/>40</text:p>
          <text:p text:style-name="P192">5.2.5.-Exemple d'Accés<text:tab/>40</text:p>
          <text:p text:style-name="P185">5.3.-Creació d'un certificat de proves de Client<text:tab/>41</text:p>
          <text:p text:style-name="P192">5.3.1.-Introducció<text:tab/>41</text:p>
          <text:p text:style-name="P192">5.3.2.-Crear Autoritat de Certificació<text:tab/>42</text:p>
          <text:p text:style-name="P192">5.3.3.-Afegir certificat arrel de l'Autoritat de Confiança dins jboss.truststore<text:tab/>42</text:p>
          <text:p text:style-name="P192">5.3.4.-Crear un certificat d'usuari de l'autoritat certificadora de proves<text:tab/>42</text:p>
          <text:p text:style-name="P185">5.4.-Configurar OpenOffice com a servei en Linux<text:tab/>44</text:p>
          <text:p text:style-name="P192">5.4.1.-Instal·lar OpenOffice<text:tab/>44</text:p>
          <text:p text:style-name="P192">5.4.2.-Arrancar OpenOffice com a Servei<text:tab/>44</text:p>
          <text:p text:style-name="P192">5.4.3.-Script per Arrancar OpenOffice com a Servei<text:tab/>45</text:p>
          <text:p text:style-name="P185">5.5.-Tamany de PDF suportat<text:tab/>46</text:p>
          <text:p text:style-name="P192">5.5.1.-Pujada de PDF des de entorn WEB<text:tab/>46</text:p>
          <text:p text:style-name="P192">5.5.2.-Pujada de PDF des de entorn WebServices<text:tab/>46</text:p>
          <text:p text:style-name="P192">5.5.3.-Firma de Fitxers des del Mòdul de firma MiniApple com Applet<text:tab/>47</text:p>
          <text:p text:style-name="P185">5.6.-Gestió de Rols a traves de triggers Oracle<text:tab/>47</text:p>
          <text:p text:style-name="P185">5.7.-Configuració Apache 2.2.14 o superior per connectar amb PortaFIB<text:tab/>48</text:p>
          <text:p text:style-name="P192">5.7.1.-Crear Certificats de Prova per Apache<text:tab/>48</text:p>
          <text:p text:style-name="P192">5.7.2.-Instal·lació i Configuració Apache 2.2.14 (o superior)<text:tab/>49</text:p>
          <text:p text:style-name="P191">5.7.2.1.-Instal·lació<text:tab/>49</text:p>
          <text:p text:style-name="P191">5.7.2.2.-Afegir mòduls SSL i proxy<text:tab/>49</text:p>
          <text:p text:style-name="P191">5.7.2.3.-Configurar Connexió SSL<text:tab/>49</text:p>
          <text:p text:style-name="P191">5.7.2.4.-Activar <text:s/>Virtual Host 443<text:tab/>50</text:p>
          <text:p text:style-name="P191">5.7.2.5.-Redirecció pel port 80<text:tab/>51</text:p>
          <text:p text:style-name="P191">5.7.2.6.-Host permesos per atacar PortaFIB<text:tab/>51</text:p>
          <text:p text:style-name="P191">5.7.2.7.-Obrir firewall pels ports 80 i 443<text:tab/>51</text:p>
          <text:p text:style-name="P191">5.7.2.8.-Reiniciar l'apache<text:tab/>51</text:p>
          <text:p text:style-name="P185"><text:soft-page-break/>5.8.-Configurar JBoss com a Servei en Linux<text:tab/>52</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459742755797914016" text:style-name="L1">
        <text:list-item>
          <text:p text:style-name="P169">Com a SO emprarem un Linux (Ubuntu) i les comandes que es mostren són per aquest sistema, encara que són fàcilment exportable a altres SO com Windows.</text:p>
        </text:list-item>
        <text:list-item>
          <text:p text:style-name="P169">El sgbd serà PostgreSQL , encara que es poden fer algunes referències a altres com oracle. </text:p>
        </text:list-item>
        <text:list-item>
          <text:p text:style-name="P16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9">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93"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5"><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7"><text:s/><draw:frame draw:style-name="fr5" draw:name="gràfics1" text:anchor-type="as-char" svg:width="1.339cm" svg:height="1.339cm" draw:z-index="120"><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6206645048479251115" text:style-name="L2">
              <text:list-item>
                <text:p text:style-name="P156">JBoss 5.2.0 AS</text:p>
              </text:list-item>
              <text:list-item>
                <text:p text:style-name="P156">Llibreries de Serveis Web Apache CXF específiques per JBoss 5.2.0 AS (jboss-ep-ws-cxf-5.2.0-installer.zip)</text:p>
              </text:list-item>
              <text:list-item>
                <text:p text:style-name="P156">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1">&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0">opcional</text:span>, <text:s/>descrivim les passes a seguir per afegir un port segur en el punt <text:span text:style-name="T33"><text:s/>“</text:span><text:span text:style-name="T33"><text:bookmark-ref text:reference-format="chapter" text:ref-name="__RefNumPara__1672_1584979607">5.2</text:bookmark-ref></text:span><text:span text:style-name="T33">.-</text:span><text:span text:style-name="T33"><text:bookmark-ref text:reference-format="text" text:ref-name="__RefNumPara__1672_1584979607">Connexions HTTPS i ClientCert en JBoss</text:bookmark-ref></text:span><text:span text:style-name="T33">”.</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7">run.conf (o run.conf.bat si estam amb Windows) de $JBOSS/bin i afegir la </text:span><text:span text:style-name="T27">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7"><text:s/><draw:frame draw:style-name="fr5" draw:name="gràfics2" text:anchor-type="as-char" svg:width="1.339cm" svg:height="1.339cm" draw:z-index="121"><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3"><text:span text:style-name="T26"><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6">http://jdbc.postgresql.org/download/postgresql-8.4-703.jdbc3.jar</text:span></text:a><text:span text:style-name="T26"> i copiar-ho dins el directori </text:span><text:span text:style-name="T26">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6494211937007476250" text:style-name="L3">
        <text:list-header>
          <text:p text:style-name="P181">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7"><text:s/><draw:frame draw:style-name="fr5" draw:name="gràfics3" text:anchor-type="as-char" svg:width="1.339cm" svg:height="1.339cm" draw:z-index="112"><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8"><text:s text:c="7"/>portafib.sar</text:p>
            <text:p text:style-name="P149"><text:span text:style-name="T34"><text:s text:c="7"/></text:span><text:span text:style-name="T34"><text:s text:c="2"/></text:span><text:span text:style-name="T35">└- META-INF</text:span></text:p>
            <text:p text:style-name="P149"><text:span text:style-name="T36"><text:s text:c="10"/></text:span><text:span text:style-name="T14">├- jboss-service.xml</text:span></text:p>
            <text:p text:style-name="P149"><text:span text:style-name="T14"><text:s text:c="10"/></text:span><text:span text:style-name="T36">└</text:span><text:span text:style-name="T35">-</text:span><text:span text:style-name="T36">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0">Propietats de Configuració Hibernate</text:span>: Estableix les propietats de configuració de Hibernate. Les dues propietats més importants són:</text:p>
            <text:list xml:id="list1707282152850350164" text:style-name="L4">
              <text:list-item>
                <text:p text:style-name="P171"><text:s text:c="3"/>es.caib.portafib.hibernate.dialect</text:p>
              </text:list-item>
              <text:list-item>
                <text:p text:style-name="P171"><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1">Directori d'emmagatzemament de Fitxers</text:span>: PortaFIB necessita un directori on guardar tots els fitxers ja que aquests no es guarden en base de dades. Per això s'ha de definir la propietat<text:span text:style-name="T33"> </text:span><text:span text:style-name="T19">es.caib.portafib.filesdirectory</text:span><text:span text:style-name="T33"> que apunti a un directori existent i amb espai suficient per guardar tots els fitxers. Crearem un directori /portafibfiles i inicialitzarem aquesta propietat a </text:span><text:span text:style-name="T19">es.caib.portafib.filesdirectory</text:span><text:span text:style-name="T33">=/portafibfiles. Un exemple de ruta windows podria ser la següent: </text:span><text:span text:style-name="T19">es.caib.portafib.filesdirectory</text:span><text:span text:style-name="T33">=c:\\tmp\\portafibfiles. Si estam carregant la BBDD de demo, llavors és el lloc on ficarem els fitxers associats amb les dades de prova, per això executarem la següent comanda $unzip $HOME/portafib/portafibfiles.zip -d /portafibfiles. </text:span><text:span text:style-name="T23">NOTA IMPORTANT:</text:span><text:span text:style-name="T33">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7"><text:s/><draw:frame draw:style-name="fr5" draw:name="gràfics4" text:anchor-type="as-char" svg:width="1.339cm" svg:height="1.339cm" draw:z-index="122"><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717927218989232291" text:style-name="L5">
              <text:list-item>
                <text:p text:style-name="P178">Sol·licitant: ROLE_SOLI</text:p>
              </text:list-item>
              <text:list-item>
                <text:p text:style-name="P199">Destinatari: ROLE_DEST</text:p>
              </text:list-item>
              <text:list-item>
                <text:p text:style-name="P199">Delegat: ROLE_DELE</text:p>
              </text:list-item>
              <text:list-item>
                <text:p text:style-name="P199">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7"><text:s/><draw:frame draw:style-name="fr5" draw:name="gràfics5" text:anchor-type="as-char" svg:width="1.339cm" svg:height="1.339cm" draw:z-index="123"><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1">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5519136873759934948" text:style-name="L6">
              <text:list-item>
                <text:p text:style-name="P200">0 = SHA1withRSA</text:p>
              </text:list-item>
              <text:list-item>
                <text:p text:style-name="P200">1 = SHA256withRSA</text:p>
              </text:list-item>
              <text:list-item>
                <text:p text:style-name="P200">2 = SHA384withRSA</text:p>
              </text:list-item>
              <text:list-item>
                <text:p text:style-name="P200">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6686347656412851745" text:style-name="L7">
              <text:list-item>
                <text:p text:style-name="P201">Firma de documents emprant @firma:</text:p>
              </text:list-item>
            </text:list>
            <text:p text:style-name="P99">es.caib.portafib.applet.signers.AfirmaSigner</text:p>
            <text:list xml:id="list4735922971911590068" text:style-name="L8">
              <text:list-item>
                <text:p text:style-name="P202">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1">entitat_id</text:span>}.{<text:span text:style-name="T31">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843670808129630855" text:style-name="L9">
              <text:list-item>
                <text:p text:style-name="P205">{0} = NOM</text:p>
              </text:list-item>
              <text:list-item>
                <text:p text:style-name="P205">{1} = LONGITUD NIF</text:p>
              </text:list-item>
              <text:list-item>
                <text:p text:style-name="P205">{2} = NIF</text:p>
              </text:list-item>
              <text:list-item>
                <text:p text:style-name="P205">{3} = EMISSOR</text:p>
              </text:list-item>
              <text:list-item>
                <text:p text:style-name="P205">{4} = LONGITUD CARREC_CERTIFICAT</text:p>
              </text:list-item>
              <text:list-item>
                <text:p text:style-name="P205">{5} = CARREC_CERTIFICAT</text:p>
              </text:list-item>
              <text:list-item>
                <text:p text:style-name="P205">{6} = LONGITUD UNITAT_ADMINISTRATIVA</text:p>
              </text:list-item>
              <text:list-item>
                <text:p text:style-name="P205">{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7"></text:span> \u00E0 o '&lt;' <text:s/><text:span text:style-name="T37"></text:span>&amp;lt;</text:p>
          </table:table-cell>
        </table:table-row>
        <table:table-row table:style-name="Tabla38.1">
          <table:table-cell table:style-name="Tabla38.A2" office:value-type="string">
            <text:p text:style-name="P54">es.caib.portafib.motiudelegacioformat.{<text:span text:style-name="T31">entitat_id</text:span>}.{<text:span text:style-name="T31">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5264758207680369548" text:style-name="L10">
              <text:list-item>
                <text:p text:style-name="P203">{0} Nom del delegat</text:p>
              </text:list-item>
              <text:list-item>
                <text:p text:style-name="P203">{1} NIF del delegat</text:p>
              </text:list-item>
              <text:list-item>
                <text:p text:style-name="P203">{2} Nom del destinatari</text:p>
              </text:list-item>
              <text:list-item>
                <text:p text:style-name="P203">{3} NIF del destinatari</text:p>
              </text:list-item>
              <text:list-item>
                <text:p text:style-name="P203">{4} Motiu de la delegació</text:p>
              </text:list-item>
              <text:list-item>
                <text:p text:style-name="P203">{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7"></text:span><text:span text:style-name="T29">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09"><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1">entitat_id</text:span>}.{<text:span text:style-name="T31">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1">fundaciobit.ca</text:span>=Data:{3} URL de validaci\u00F3: {0}</text:p>
            <text:p text:style-name="P53">es.caib.portafib.defaultcustodymessage.<text:span text:style-name="T21">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8744243171921302982" text:style-name="L11">
              <text:list-item>
                <text:p text:style-name="P179">L'executa cada dos minuts: 0 0/2 * 1/1 * ? *</text:p>
              </text:list-item>
              <text:list-item>
                <text:p text:style-name="P179">L'executa cada dia a les 6:00: 0 0 6 1/1 * ? *</text:p>
              </text:list-item>
            </text:list>
            <text:p text:style-name="P85"><text:span text:style-name="T41">Veure </text:span><text:a xlink:type="simple" xlink:href="http://www.cronmaker.com/" text:style-name="Internet_20_link" text:visited-style-name="Visited_20_Internet_20_Link"><text:span text:style-name="T41">www.cronmaker.com</text:span></text:a><text:span text:style-name="T41">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8"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1">$sudo cp $HOME/portafib/scripts/config/portafib-mailsqueue-service.xml $JBOSS/server/default/deployportafib</text:p>
            <text:p text:style-name="P183"/>
            <text:p text:style-name="P184">Eliminat a 1.1.4</text:p>
            <text:p text:style-name="P182">$sudo cp $HOME/portafib/scripts/config/portafib-notificacionsqueue-service.xml $JBOSS/server/default/deployportafib</text:p>
            <text:p text:style-name="P77"/>
          </table:table-cell>
        </table:table-row>
      </table:table>
      <text:p text:style-name="P63"><text:soft-page-break/></text:p>
      <text:h text:style-name="Heading_20_3" text:outline-level="3">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7"><text:s/><draw:frame draw:style-name="fr5" draw:name="gráficos5" text:anchor-type="as-char" svg:width="1.339cm" svg:height="1.339cm" draw:z-index="100"><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oft-page-break/><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5">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1561038" text:continue-list="list6494211937007476250" text:style-name="L3">
        <text:list-header>
          <text:p text:style-name="P175"/>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text:soft-page-break/>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7162119006005084363" text:style-name="L12">
        <text:list-item>
          <text:p text:style-name="P17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7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7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6"><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7"><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7504888487152201062" text:style-name="L13">
        <text:list-item>
          <text:p text:style-name="P177"><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77"><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77"/>
        </text:list-item>
      </text:list>
      <text:h text:style-name="P187"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7"><text:s/><draw:frame draw:style-name="fr5" draw:name="gráficos224" text:anchor-type="as-char" svg:width="1.339cm" svg:height="1.339cm" draw:z-index="95"><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31565236" text:continue-list="list31561038" text:style-name="L3">
        <text:list-header>
          <text:p text:style-name="P175"/>
        </text:list-header>
      </text:list>
      <text:list xml:id="list9139144944027649764" text:style-name="L14">
        <text:list-item>
          <text:p text:style-name="P157"><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7"><text:span text:style-name="T21">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5">$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2">$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94"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9"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9" text:outline-level="3">Plugin @firma CXF</text:h>
      <text:p text:style-name="P63"><text:span text:style-name="T21"><text:tab/></text:span><text:span text:style-name="T32">És idèntic al plugin @firma (</text:span><text:span text:style-name="T32"><text:bookmark-ref text:reference-format="number-all-superior" text:ref-name="__RefNumPara__2197_394026072">3.2.3.-</text:bookmark-ref></text:span><text:span text:style-name="T32"><text:bookmark-ref text:reference-format="text" text:ref-name="__RefNumPara__2197_394026072">Plugin @firma</text:bookmark-ref></text:span><text:span text:style-name="T32">)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89"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2">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257437799436973635" text:style-name="L15">
              <text:list-item>
                <text:p text:style-name="P204">MODE_VALIDACIO_SIMPLE = 0</text:p>
              </text:list-item>
              <text:list-item>
                <text:p text:style-name="P204">MODE_VALIDACIO_AMB_REVOCACIO = 1</text:p>
              </text:list-item>
              <text:list-item>
                <text:p text:style-name="P204">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920982266508751936" text:style-name="L16">
        <text:list-item>
          <text:p text:style-name="P17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7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88"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8"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1580997" text:continue-list="list31565236" text:style-name="L3">
        <text:list-header>
          <text:p text:style-name="P173"/>
        </text:list-header>
      </text:list>
      <text:h text:style-name="Heading_20_3" text:outline-level="3"><text:soft-page-break/><text:span text:style-name="Source_20_Text"><text:span text:style-name="T28">Connectar-se a la BBDD</text:span></text:span></text:h>
      <text:p text:style-name="P84"><text:span text:style-name="Source_20_Text"><text:span text:style-name="T24"/></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1559688" text:continue-numbering="true" text:style-name="L3">
              <text:list-item>
                <text:list>
                  <text:list-header>
                    <text:p text:style-name="P173"><text:span text:style-name="Source_20_Text"><text:span text:style-name="T10">$ psql -h localhost -p 5432 -U portafib -W</text:span></text:span><text:span text:style-name="T10"> -d portafib</text:span></text:p>
                  </text:list-header>
                </text:list>
              </text:list-item>
            </text:list>
          </table:table-cell>
        </table:table-row>
      </table:table>
      <text:list xml:id="list31557134" text:continue-numbering="true" text:style-name="L3">
        <text:list-item>
          <text:list>
            <text:list-header>
              <text:p text:style-name="P173"/>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1582656" text:continue-numbering="true" text:style-name="L3">
              <text:list-item>
                <text:list>
                  <text:list-header>
                    <text:p text:style-name="P173"><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31554896" text:continue-numbering="true" text:style-name="L3">
        <text:list-item>
          <text:list>
            <text:list-header>
              <text:p text:style-name="P173"/>
              <text:list>
                <text:list-header>
                  <text:p text:style-name="P190"/>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4">GRANT ALL PRIVILEGES ON DATABASE "portafib" TO portafib;</text:p>
            <text:p text:style-name="P144">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2"><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7"><text:s/><draw:frame draw:style-name="fr5" draw:name="gráficos7" text:anchor-type="as-char" svg:width="1.339cm" svg:height="1.339cm" draw:z-index="84"><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4"><text:span text:style-name="T11">\i $HOME/portafib/scripts/bbdd/</text:span><text:span text:style-name="T12">[x.y]</text:span><text:span text:style-name="T11">/</text:span><text:span text:style-name="T12">[sgbd]</text:span><text:span text:style-name="T11">/portafib_create_data.sql</text:span></text:p>
                  <text:p text:style-name="P134"><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1561439" text:continue-numbering="true" text:style-name="L3">
        <text:list-header>
          <text:p text:style-name="P173"/>
        </text:list-header>
      </text:list>
      <table:table table:name="Tabla32" table:style-name="Tabla32">
        <table:table-column table:style-name="Tabla32.A"/>
        <table:table-row>
          <table:table-cell table:style-name="Tabla32.A1" office:value-type="string">
            <text:p text:style-name="P143">\q</text:p>
          </table:table-cell>
        </table:table-row>
      </table:table>
      <text:list xml:id="list31579379" text:continue-numbering="true" text:style-name="L3">
        <text:list-item>
          <text:list>
            <text:list-header>
              <text:p text:style-name="P173"/>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847504692034948024" text:style-name="L17">
        <text:list-item>
          <text:list>
            <text:list-item>
              <text:list>
                <text:list-item>
                  <text:p text:style-name="P159">Nom de bbdd: seycon</text:p>
                </text:list-item>
                <text:list-item>
                  <text:p text:style-name="P159">Usuari: <text:s/>seycon</text:p>
                </text:list-item>
                <text:list-item>
                  <text:p text:style-name="P159"><text:soft-page-break/>Contrasenya: seycon</text:p>
                </text:list-item>
                <text:list-item>
                  <text:p text:style-name="P159">Script de creació de bbdd: $HOME/portafib/scripts/development/seycon.sql</text:p>
                </text:list-item>
                <text:list-item>
                  <text:p text:style-name="P15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2"><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529471322515792662" text:style-name="L18">
        <text:list-header>
          <text:p text:style-name="P174">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text:soft-page-break/>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1581244" text:continue-numbering="true" text:style-name="L18">
        <text:list-header>
          <text:p text:style-name="P174"/>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5938028751385224848" text:style-name="L19">
        <text:list-item>
          <text:list>
            <text:list-item>
              <text:p text:style-name="P170">-Pdesenvolupament: s'utilitza en desenvolupament i el que fa es carregar els plugins dins el propi ear de PortaFIB</text:p>
            </text:list-item>
            <text:list-item>
              <text:p text:style-name="P170">-Pproduccio: s'utilitza en producció i separa el codi de PortaFIB en un ear i els plugins en un altra ear.</text:p>
            </text:list-item>
          </text:list>
        </text:list-item>
      </text:list>
      <text:p text:style-name="P63"/>
      <text:p text:style-name="P6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40">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5">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5">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1">Pws-portafib</text:span></text:p>
          </table:table-cell>
          <table:table-cell table:style-name="Tabla21.B2" office:value-type="string">
            <text:p text:style-name="P63"><text:span text:style-name="T25">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5">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5">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5">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5">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darrer esta desactivat. Aquesta opció serveix per utilitzar Cl@veFirma enlloc de FIRe.</text:span></text:p>
          </table:table-cell>
        </table:table-row>
        <table:table-row table:style-name="Tabla21.1">
          <table:table-cell table:style-name="Tabla21.A2" office:value-type="string">
            <text:p text:style-name="P6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
      <text:h text:style-name="Heading_20_3" text:outline-level="3">Problemes Compilació</text:h>
      <text:h text:style-name="Heading_20_4" text:outline-level="4">Error Compilant: “Could not generate DH keypair”</text:h>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Heading__4024_975151201"/><text:bookmark-start text:name="__RefNumPara__1672_1584979607"/><text:soft-page-break/>Connexions HTTPS i ClientCert en JBoss<text:bookmark-end text:name="__RefHeading__4024_975151201"/><text:bookmark-end text:name="__RefNumPara__1672_1584979607"/></text:h>
      <text:p text:style-name="Text_20_body"/>
      <text:p text:style-name="P127"><text:tab/>A continuació veurem com configurar JBoss per emprar connexions https i connexions https/ClientCert, és a dir emprant http segur i autenticació emprant Certificats.</text:p>
      <text:p text:style-name="P12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text:soft-page-break/>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1">-file</text:span> i <text:span text:style-name="T31">-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tab/>Crearem un keystore i emprarem el certificat per defecte que es genera. Per això executarem la següent comanda:</text:p>
      <table:table table:name="Taula18" table:style-name="Taula18">
        <table:table-column table:style-name="Taula18.A"/>
        <text:soft-page-break/>
        <table:table-row>
          <table:table-cell table:style-name="Taula18.A1" office:value-type="string">
            <text:p text:style-name="P24">$ keytool -genkey -alias jboss -keyalg RSA -keystore ./jboss.keystore</text:p>
            <text:p text:style-name="P24">Enter keystore password:<text:span text:style-name="T21">fundaciobit</text:span></text:p>
            <text:p text:style-name="P24">Re-enter new password:<text:span text:style-name="T21">fundaciobit</text:span></text:p>
            <text:p text:style-name="P24">What is your first and last name?</text:p>
            <text:p text:style-name="P24"><text:s/><text:span text:style-name="T39"><text:s/>[Unknown]: <text:s/></text:span><text:span text:style-name="T22">Oficina Tecnica Administracio Electronica HA DE SER localhost?????</text:span></text:p>
            <text:p text:style-name="P24">What is the name of your organizational unit?</text:p>
            <text:p text:style-name="P24"><text:s text:c="2"/>[Unknown]: <text:s/><text:span text:style-name="T21">Administracio Electronica</text:span></text:p>
            <text:p text:style-name="P24">What is the name of your organization?</text:p>
            <text:p text:style-name="P24"><text:s text:c="2"/>[Unknown]: <text:s/><text:span text:style-name="T21">FundacioBit</text:span></text:p>
            <text:p text:style-name="P24">What is the name of your City or Locality?</text:p>
            <text:p text:style-name="P24"><text:s text:c="2"/>[Unknown]: <text:s/><text:span text:style-name="T21">Palma</text:span></text:p>
            <text:p text:style-name="P24">What is the name of your State or Province?</text:p>
            <text:p text:style-name="P24"><text:s text:c="2"/>[Unknown]: <text:s/><text:span text:style-name="T21">Illes Balears</text:span></text:p>
            <text:p text:style-name="P24">What is the two-letter country code for this unit?</text:p>
            <text:p text:style-name="P24"><text:s text:c="2"/>[Unknown]: <text:s/><text:span text:style-name="T21">ES</text:span></text:p>
            <text:p text:style-name="P24">Is CN=Oficina tecnica administracio electronica, OU=Administracio Electronica, O=FundacioBit, L=Palma, ST=Illes Balears, C=ES correct?</text:p>
            <text:p text:style-name="P24"><text:s text:c="2"/>[no]: <text:s/><text:span text:style-name="T21">yes</text:span></text:p>
            <text:p text:style-name="P24">Enter key password for &lt;jboss&gt;</text:p>
            <text:p text:style-name="P24"><text:s text:c="8"/>(RETURN if same as keystore password): <text:span text:style-name="T38"></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0">$ keytool -genkey -alias buit -storetype jks <text:s/>-keystore jboss.keystore</text:p>
            <text:p text:style-name="P150">$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0">$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4039508736542251868" text:style-name="L20">
        <text:list-item>
          <text:p text:style-name="P160">Llistarem els certificats del magatzem .p12</text:p>
        </text:list-item>
      </text:list>
      <table:table table:name="Taula26" table:style-name="Taula26">
        <table:table-column table:style-name="Taula26.A"/>
        <text:soft-page-break/>
        <table:table-row>
          <table:table-cell table:style-name="Taula26.A1" office:value-type="string">
            <text:p text:style-name="P150">keytool -list -keystore [MAGATZEM_AUTORITAT_CONFIANÇA].p12 -storetype PKCS12</text:p>
          </table:table-cell>
        </table:table-row>
      </table:table>
      <text:list xml:id="list31575235" text:continue-numbering="true" text:style-name="L20">
        <text:list-item>
          <text:p text:style-name="P161">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0">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1569744" text:continue-numbering="true" text:style-name="L20">
        <text:list-item>
          <text:p text:style-name="P180">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xml "<text:span text:style-name="T15">&lt;application-policy name = "seycon"&gt;&lt;authentication&gt;</text:span>" afegir la següent línia:</text:p>
      <text:p text:style-name="Text_20_body"><text:soft-page-break/><text:span text:style-name="T21">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0">&lt;!-- <text:s/>HTTPS CLIENT-CERT --&gt;</text:p>
            <text:p text:style-name="P150">&lt;login-module code="es.caib.portafib.back.security.BaseCertLoginModule" flag="sufficient"&gt;</text:p>
            <text:p text:style-name="P150">&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3"><draw:image xlink:href="Pictures/10000000000002A200000228E13383A4.png" xlink:type="simple" xlink:show="embed" xlink:actuate="onLoad"/></draw:frame><text:soft-page-break/>Missatge d'Alerta en Firefox</text:p>
          </table:table-cell>
          <table:table-cell table:style-name="Taula21.A1" office:value-type="string">
            <text:p text:style-name="P28"><draw:frame draw:style-name="fr8" draw:name="gràfics9" text:anchor-type="paragraph" svg:width="8.306cm" svg:height="9.384cm" draw:z-index="114"><draw:image xlink:href="Pictures/100000000000028F000002E45A10039D.png" xlink:type="simple" xlink:show="embed" xlink:actuate="onLoad"/></draw:frame><text:soft-page-break/>Missatge d'Alerta en Chrome</text:p>
          </table:table-cell>
        </table:table-row>
      </table:table>
      <text:p text:style-name="Text_20_body"/>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1">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69"><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0"><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6" text:outline-level="3">Introducció</text:h>
      <text:p text:style-name="P94"/>
      <text:p text:style-name="P94"><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6"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text:soft-page-break/>certificatusuari.p12, que són el certificat public i el certificat privat dins un magatzem p12.</text:p>
      <text:p text:style-name="P94"/>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9" draw:name="gràfics7" text:anchor-type="paragraph" svg:width="8.306cm" svg:height="5.387cm" draw:z-index="115"><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5"><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10" draw:name="gràfics14" text:anchor-type="as-char" svg:y="-5.308cm" svg:width="8.308cm" svg:height="5.175cm" draw:z-index="60"><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1"><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text:soft-page-break/></text:p>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6"/>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6"/>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3">#!/bin/bash</text:p>
            <text:p text:style-name="P153">### BEGIN INIT INFO</text:p>
            <text:p text:style-name="P15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3">set -e</text:p>
            <text:p text:style-name="P15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95"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86"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6"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6" text:outline-level="3"><text:soft-page-break/>Firma de Fitxers des del Mòdul de firma MiniApple com Applet</text:h>
      <text:p text:style-name="P110"/>
      <text:p text:style-name="P110">En aquest cas s'han provat en dos clients: </text:p>
      <text:list xml:id="list2499522652716652367" text:style-name="L21">
        <text:list-item>
          <text:p text:style-name="P158">Un windows XP, processador Intel Core2 Duo amb 2GB de RAM</text:p>
        </text:list-item>
        <text:list-item>
          <text:p text:style-name="P158">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96"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365759190421235598" text:style-name="L22">
        <text:list-item>
          <text:list>
            <text:list-item>
              <text:list>
                <text:list-item>
                  <text:p text:style-name="P165">Hi ha un canvi (alta, modificació o eliminació) en un rol (seycon també utilitza rols per gestionar càrrecs)</text:p>
                </text:list-item>
                <text:list-item>
                  <text:p text:style-name="P166">Un “Agent Seycon” específicament implementat per escoltar canvis en rols que representen càrrecs i canvis del rol PFI_USER, actualitza taules creades especificament per aquest fi en la BBDD Oracle de PortaFIB</text:p>
                </text:list-item>
                <text:list-item>
                  <text:p text:style-name="P166">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67"/>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3">Nou a la versió 1.1.2</text:span><text:span text:style-name="T4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1">ES</text:span></text:p>
            <text:p text:style-name="P120">State or Province Name (full name) [Some-State]:<text:span text:style-name="T21">IB</text:span></text:p>
            <text:p text:style-name="P120">Locality Name (eg, city) []:<text:span text:style-name="T21">Palma</text:span></text:p>
            <text:p text:style-name="P120">Organization Name (eg, company) [Internet Widgits Pty Ltd]:<text:span text:style-name="T21">FundacioBit</text:span></text:p>
            <text:p text:style-name="P120">Organizational Unit Name (eg, section) []:<text:span text:style-name="T21">OTAE</text:span></text:p>
            <text:p text:style-name="P120">Common Name (eg, YOUR name) []:<text:span text:style-name="T21">&lt;&lt;IP_HOSTNAME_O_DOMINI&gt;&gt;</text:span></text:p>
            <text:p text:style-name="P120">Email Address []: <text:span text:style-name="T21">&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0">&lt;IfModule mod_ssl.c&gt;</text:p>
            <text:p text:style-name="P150"><text:s text:c="2"/>&lt;VirtualHost *:443&gt;</text:p>
            <text:p text:style-name="P150"/>
            <text:p text:style-name="P150"><text:s text:c="3"/>ServerAdmin &lt;&lt;ADMIN_EMAIL&gt;&gt;</text:p>
            <text:p text:style-name="P150"/>
            <text:p text:style-name="P150"><text:s text:c="3"/>CustomLog /var/log/apache2/portafibs_access.log combined</text:p>
            <text:p text:style-name="P150"><text:s text:c="3"/>ErrorLog /var/log/apache2/portafibs_error_log</text:p>
            <text:p text:style-name="P150"/>
            <text:p text:style-name="P150"><text:s text:c="2"/>ServerName <text:span text:style-name="T21">&lt;&lt;IP_HOST&gt;&gt;</text:span>:443</text:p>
            <text:p text:style-name="P150"><text:s text:c="2"/>SSLEngine on</text:p>
            <text:p text:style-name="P150"/>
            <text:p text:style-name="P150"><text:s text:c="2"/>SSLProtocol all -SSLv2</text:p>
            <text:p text:style-name="P150"><text:s text:c="2"/>SSLCipherSuite ALL:!ADH:!EXPORT:!SSLv2:RC4+RSA:+HIGH:+MEDIUM:+LOW</text:p>
            <text:p text:style-name="P150"/>
            <text:p text:style-name="P150"><text:s text:c="2"/>SSLCertificateFile <text:s text:c="3"/><text:span text:style-name="T21">&lt;&lt;PATH_TO_CERT&gt;&gt;</text:span>/apache.crt</text:p>
            <text:p text:style-name="P150"><text:s text:c="2"/>SSLCertificateKeyFile <text:s/><text:span text:style-name="T21">&lt;&lt;PATH_TO_CERT&gt;&gt;</text:span>/apache.key</text:p>
            <text:p text:style-name="P150"/>
            <text:p text:style-name="P150"><text:s text:c="2"/># <text:s/>CLIENT CERT REQUIRED</text:p>
            <text:p text:style-name="P150"><text:s text:c="2"/>&lt;Location /portafib/s &gt;</text:p>
            <text:p text:style-name="P150"><text:s text:c="4"/>SSLVerifyClient optional_no_ca</text:p>
            <text:p text:style-name="P150"><text:s text:c="4"/>SSLOptions +ExportCertData</text:p>
            <text:p text:style-name="P150"><text:s text:c="4"/>SSLVerifyDepth 1</text:p>
            <text:p text:style-name="P150"><text:s text:c="2"/>&lt;/Location&gt;</text:p>
            <text:p text:style-name="P150"/>
            <text:p text:style-name="P150"/>
            <text:p text:style-name="P150"><text:s text:c="3"/>&lt;Proxy *&gt;</text:p>
            <text:p text:style-name="P150"><text:s text:c="5"/>AddDefaultCharset Off</text:p>
            <text:p text:style-name="P150"><text:s text:c="5"/>Order deny,allow</text:p>
            <text:p text:style-name="P150"><text:s text:c="5"/>Allow from all</text:p>
            <text:p text:style-name="P150"><text:s text:c="3"/>&lt;/Proxy&gt;</text:p>
            <text:p text:style-name="P150"/>
            <text:p text:style-name="P150"><text:s text:c="2"/>ProxyPass /portafib ajp://<text:span text:style-name="T21">&lt;&lt;IP_TO_PORTAFIB&gt;&gt;</text:span>:8009/portafib timeout=600 keepalive=on</text:p>
            <text:p text:style-name="P150"><text:s text:c="2"/>ProxyPassReverse /portafib ajp://<text:span text:style-name="T21">&lt;&lt;IP_TO_PORTAFIB&gt;&gt;</text:span>:8009/portafib</text:p>
            <text:p text:style-name="P150"/>
            <text:p text:style-name="P150">&lt;/VirtualHost&gt;</text:p>
            <text:p text:style-name="P150">&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0">&lt;IfModule mod_ssl.c&gt;</text:p>
            <text:p text:style-name="P150"><text:s text:c="4"/><text:span text:style-name="T21">NameVirtualHost *:443</text:span></text:p>
            <text:p text:style-name="P150"><text:s text:c="4"/>Listen 443</text:p>
            <text:p text:style-name="P150">&lt;/IfModule&gt;</text:p>
          </table:table-cell>
        </table:table-row>
      </table:table>
      <text:p text:style-name="Text_20_body"/>
      <text:h text:style-name="Heading_20_4" text:outline-level="4"><text:soft-page-break/>Redirecció pel port 80</text:h>
      <text:list xml:id="list7041138227629587455" text:style-name="L23">
        <text:list-header>
          <text:p text:style-name="P162"/>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1">&lt;&lt;IP_TO_PORTAFIB&gt;&gt;</text:span>:8009/portafib timeout=600 keepalive=on</text:p>
            <text:p text:style-name="P118"><text:s text:c="4"/>ProxyPassReverse /portafib ajp://<text:span text:style-name="T21">&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97"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4871441094048113750" text:style-name="L24">
        <text:list-item>
          <text:p text:style-name="P163">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163"><text:bookmark-start text:name="__RefHeading__7859_16367086461"/>Copiar el fitxer jboss <text:s/>a /etc/init.d<text:bookmark-end text:name="__RefHeading__7859_16367086461"/></text:p>
        </text:list-item>
        <text:list-item>
          <text:p text:style-name="P163">Editar el fitxer jboss i modificar les variables d'entorn definides dins de l'script (SERVER, JBOSS_HOME, JAVAPTH, JAVA_HOME)</text:p>
        </text:list-item>
        <text:list-item>
          <text:p text:style-name="P163">Copiar les mateixes variables al run.conf que es troba al directori bin del JBoss.</text:p>
        </text:list-item>
        <text:list-item>
          <text:p text:style-name="P163">Configurar el servei:</text:p>
        </text:list-item>
      </text:list>
      <text:list xml:id="list3611531168886119176" text:style-name="L25">
        <text:list-item>
          <text:p text:style-name="P164">$ sudo chmod 777 /etc/init.d/jboss </text:p>
        </text:list-item>
        <text:list-item>
          <text:p text:style-name="P164">$ sudo chkconfig -add jboss</text:p>
        </text:list-item>
      </text:list>
      <text:list xml:id="list31583741" text:continue-list="list4871441094048113750" text:style-name="L24">
        <text:list-item>
          <text:p text:style-name="P163">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5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1</meta:editing-cycles>
    <meta:editing-duration>P5DT2H47M14S</meta:editing-duration>
    <meta:initial-creator>Antoni Nadal</meta:initial-creator>
    <dc:date>2018-03-02T11:37:10.23</dc:date>
    <dc:creator>Antoni Nadal</dc:creator>
    <meta:document-statistic meta:table-count="94" meta:image-count="23" meta:object-count="0" meta:page-count="52" meta:paragraph-count="1188" meta:word-count="10394" meta:character-count="83812"/>
    <meta:user-defined meta:name="Información 1"/>
    <meta:user-defined meta:name="Información 2"/>
    <meta:user-defined meta:name="Información 3"/>
    <meta:user-defined meta:name="Información 4"/>
  </office:meta>
</office:document-meta>
</file>